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7 - The Azarinth Sentinel" calcext:value-type="string">
            <text:p>Class 1: 47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71 - Kin of Ash" calcext:value-type="string">
            <text:p>Class 2: 471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2]" office:value-type="float" office:value="1450" calcext:value-type="float">
            <text:p>1450.0</text:p>
          </table:table-cell>
          <table:table-cell/>
          <table:table-cell table:style-name="ce6"/>
          <table:table-cell table:style-name="ce32" table:formula="of:=[.U9]" office:value-type="float" office:value="17148282.22575" calcext:value-type="float">
            <text:p>17,148,282</text:p>
          </table:table-cell>
          <table:table-cell table:style-name="ce11" table:formula="of:=[.V9]" office:value-type="float" office:value="1151236.925" calcext:value-type="float">
            <text:p>1,151,236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6245" calcext:value-type="float">
            <text:p>26245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3.4254166666667" calcext:value-type="float">
            <text:p>63.4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26 - The Faen Valkyrie" calcext:value-type="string">
            <text:p>Class 3: 426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62" calcext:value-type="float">
            <text:p>35.62</text:p>
          </table:table-cell>
          <table:table-cell table:style-name="ce12" table:formula="of:=[.U10]" office:value-type="percentage" office:value="35.62" calcext:value-type="percentage">
            <text:p>35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35" calcext:value-type="float">
            <text:p>1435</text:p>
          </table:table-cell>
          <table:table-cell table:style-name="ce5" table:formula="of:=[.E6]*(1+[.AD15])" office:value-type="float" office:value="19229" calcext:value-type="float">
            <text:p>19229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247097.35" calcext:value-type="float">
            <text:p>6247097.3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7148282.22575" calcext:value-type="float">
            <text:p>17148282.22575</text:p>
          </table:table-cell>
          <table:table-cell table:style-name="ce6" table:formula="of:=([.S11]+[.S12])/2" office:value-type="float" office:value="1151236.925" calcext:value-type="float">
            <text:p>1151236.92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50" calcext:value-type="string">
            <text:p>Vit: 14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8049467.1015" calcext:value-type="float">
            <text:p>28049467.101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62" calcext:value-type="percentage">
            <text:p>35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803525864069" calcext:value-type="percentage">
            <text:p>97.7%</text:p>
          </table:table-cell>
          <table:table-cell table:formula="of:=1/(1-[.Q11])" office:value-type="float" office:value="43.1100000000007" calcext:value-type="float">
            <text:p>43.1100000000007</text:p>
          </table:table-cell>
          <table:table-cell table:formula="of:=[.$S$2]/(1/(1+[.$O$15]+[.$AV$15]))" office:value-type="float" office:value="1105439.4" calcext:value-type="float">
            <text:p>1105439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74983556238" calcext:value-type="percentage">
            <text:p>97.8%</text:p>
          </table:table-cell>
          <table:table-cell table:formula="of:=1/(1-[.Q12])" office:value-type="float" office:value="45.6100000000007" calcext:value-type="float">
            <text:p>45.6100000000007</text:p>
          </table:table-cell>
          <table:table-cell table:formula="of:=[.$S$2]/(1/(1+[.$O$15]+[.$AJ$15]+[.$AV$15]))" office:value-type="float" office:value="1197034.45" calcext:value-type="float">
            <text:p>1197034.4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439254710153" calcext:value-type="percentage">
            <text:p>97.7%</text:p>
          </table:table-cell>
          <table:table-cell table:style-name="ce14" table:formula="of:=([.R11]+[.R12])/2" office:value-type="float" office:value="44.3600000000001" calcext:value-type="float">
            <text:p>44.4</text:p>
          </table:table-cell>
          <table:table-cell table:style-name="ce14" table:formula="of:=([.S11]+[.S12])/2" office:value-type="float" office:value="1151236.925" calcext:value-type="float">
            <text:p>1151236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" calcext:value-type="percentage">
            <text:p>11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35 [19,229.0]" calcext:value-type="string">
            <text:p>Int: 1435 [19,229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62" calcext:value-type="percentage">
            <text:p>35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9" calcext:value-type="percentage">
            <text:p>3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9" calcext:value-type="percentage">
            <text:p>9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1" calcext:value-type="percentage">
            <text:p>81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62.0%" calcext:value-type="string">
            <text:p>Resilience: 3,562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7" calcext:value-type="float">
            <text:p>47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6,245" calcext:value-type="string">
            <text:p>Health: <text:s/>26,245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3.4] [376.2 seconds]" calcext:value-type="string">
            <text:p>hp/sec: <text:s/>0.27% [63.4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71" calcext:value-type="float">
            <text:p>471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44%     [hp x 44.36]" calcext:value-type="string">
            <text:p>Mitigation: <text:s text:c="6"/>97.744% <text:s text:c="4"/>[hp x 44.3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151,236.9 [hp x 80.29]" calcext:value-type="string">
            <text:p>Effective Health: 1,151,236.9 [hp x 80.2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26" calcext:value-type="float">
            <text:p>42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" table:formula="of:=[.D42]+([.C42]-1)*20" office:value-type="float" office:value="59" calcext:value-type="float">
            <text:p>5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43]+([.C43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5" calcext:value-type="percentage">
            <text:p>56.50%</text:p>
          </table:table-cell>
          <table:table-cell table:style-name="ce9" table:formula="of:=[.O43]" office:value-type="percentage" office:value="4.52" calcext:value-type="percentage">
            <text:p>45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52" calcext:value-type="percentage">
            <text:p>45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44]+([.C44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57" calcext:value-type="float">
            <text:p>5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style-name="ce15" table:formula="of:=[.D46]+([.C46]-1)*20" office:value-type="float" office:value="60" calcext:value-type="float">
            <text:p>6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5" calcext:value-type="percentage">
            <text:p>45.00%</text:p>
          </table:table-cell>
          <table:table-cell table:style-name="ce38" table:formula="of:=[.O46]" office:value-type="percentage" office:value="4.05" calcext:value-type="percentage">
            <text:p>405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05" calcext:value-type="percentage">
            <text:p>405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9" calcext:value-type="percentage">
            <text:p>99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9" calcext:value-type="percentage">
            <text:p>99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1" calcext:value-type="percentage">
            <text:p>81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9 Phaseshift               x2 " calcext:value-type="string">
            <text:p>3-19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1 Displacement             x2 " calcext:value-type="string">
            <text:p>3-21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7 Space Shift              x2 " calcext:value-type="string">
            <text:p>3-17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45" calcext:value-type="float">
            <text:p>2045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20 Identify" calcext:value-type="string">
            <text:p>1-20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3]+([.C73]-1)*20" office:value-type="float" office:value="20" calcext:value-type="float">
            <text:p>20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7" calcext:value-type="float">
            <text:p>47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71" calcext:value-type="float">
            <text:p>471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26" calcext:value-type="float">
            <text:p>426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35" calcext:value-type="float">
            <text:p>1435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229.0" calcext:value-type="string">
            <text:p>19,229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62.0%" calcext:value-type="string">
            <text:p>3,56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6,245" calcext:value-type="string">
            <text:p>26,245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3.4" calcext:value-type="string">
            <text:p>63.4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44%" calcext:value-type="string">
            <text:p>97.744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36" calcext:value-type="string">
            <text:p>44.36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151,236.9" calcext:value-type="string">
            <text:p>1,151,236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0.29" calcext:value-type="string">
            <text:p>80.2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5% =&gt; 452.0%" calcext:value-type="string">
            <text:p>56.5% =&gt; 452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1" calcext:value-type="float">
            <text:p>2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0" calcext:value-type="float">
            <text:p>2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5.0% =&gt; 405.0%" calcext:value-type="string">
            <text:p>45.0% =&gt; 405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0% =&gt; 99.0%" calcext:value-type="string">
            <text:p>11.0% =&gt; 99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9.0%" calcext:value-type="string">
            <text:p>5.0% =&gt; 99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0% =&gt; 81.0%" calcext:value-type="string">
            <text:p>9.0% =&gt; 81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50% =&gt; 13.50%" calcext:value-type="string">
            <text:p>1.50% =&gt; 13.5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7 - The Azarinth Sentinel" calcext:value-type="string">
            <text:p>Class 1: 477 - The Azarinth Sentinel</text:p>
          </table:table-cell>
        </table:table-row>
        <table:table-row table:style-name="ro1">
          <table:table-cell table:formula="of:=[$Calculations.A2]" office:value-type="string" office:string-value="Class 2: 471 - Kin of Ash" calcext:value-type="string">
            <text:p>Class 2: 471 - Kin of Ash</text:p>
          </table:table-cell>
        </table:table-row>
        <table:table-row table:style-name="ro1">
          <table:table-cell table:formula="of:=[$Calculations.A3]" office:value-type="string" office:string-value="Class 3: 426 - The Faen Valkyrie" calcext:value-type="string">
            <text:p>Class 3: 42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50" calcext:value-type="string">
            <text:p>Vit: 14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35 [19,229.0]" calcext:value-type="string">
            <text:p>Int: 1435 [19,229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62.0%" calcext:value-type="string">
            <text:p>Resilience: 3,562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6,245" calcext:value-type="string">
            <text:p>Health: <text:s/>26,245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3.4] [376.2 seconds]" calcext:value-type="string">
            <text:p>hp/sec: <text:s/>0.27% [63.4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44%     [hp x 44.36]" calcext:value-type="string">
            <text:p>Mitigation: <text:s text:c="6"/>97.744% <text:s text:c="4"/>[hp x 44.36]</text:p>
          </table:table-cell>
        </table:table-row>
        <table:table-row table:style-name="ro1">
          <table:table-cell table:formula="of:=[$Calculations.A31]" office:value-type="string" office:string-value="Effective Health: 1,151,236.9 [hp x 80.29]" calcext:value-type="string">
            <text:p>Effective Health: 1,151,236.9 [hp x 80.2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9 Phaseshift               x2 " calcext:value-type="string">
            <text:p>3-19 Phaseshift <text:s text:c="14"/>x2 </text:p>
          </table:table-cell>
        </table:table-row>
        <table:table-row table:style-name="ro1">
          <table:table-cell table:formula="of:=[$Calculations.A59]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</table:table-row>
        <table:table-row table:style-name="ro1">
          <table:table-cell table:formula="of:=[$Calculations.A60]" office:value-type="string" office:string-value="3-21 Displacement             x2 " calcext:value-type="string">
            <text:p>3-21 Displacement <text:s text:c="12"/>x2 </text:p>
          </table:table-cell>
        </table:table-row>
        <table:table-row table:style-name="ro1">
          <table:table-cell table:formula="of:=[$Calculations.A61]" office:value-type="string" office:string-value="3-17 Space Shift              x2 " calcext:value-type="string">
            <text:p>3-17 Space Shift <text:s text:c="13"/>x2 </text:p>
          </table:table-cell>
        </table:table-row>
        <table:table-row table:style-name="ro1">
          <table:table-cell table:formula="of:=[$Calculations.A62]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20 Identify" calcext:value-type="string">
            <text:p>1-20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7:43:00.165000000</dc:date>
    <meta:generator>LibreOffice/7.0.5.2$Windows_X86_64 LibreOffice_project/64390860c6cd0aca4beafafcfd84613dd9dfb63a</meta:generator>
    <meta:editing-duration>PT18H26M44S</meta:editing-duration>
    <meta:editing-cycles>124</meta:editing-cycles>
    <meta:document-statistic meta:table-count="2" meta:cell-count="2073" meta:object-count="0"/>
    <meta:user-defined meta:name="AppVersion">16.0300</meta:user-defined>
  </office:meta>
</office:document-meta>
</file>